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1" style:family="table-row">
      <style:table-row-properties style:min-row-height="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tyle="italic" officeooo:rsid="0013a94c" officeooo:paragraph-rsid="0013a94c" style:font-style-asian="italic" style:font-style-complex="italic"/>
    </style:style>
    <style:style style:name="P2" style:family="paragraph" style:parent-style-name="Text_20_body">
      <style:paragraph-properties fo:text-align="start" style:justify-single-word="false"/>
      <style:text-properties fo:font-style="italic" officeooo:rsid="0013a94c" officeooo:paragraph-rsid="0013a94c" style:font-style-asian="italic" style:font-style-complex="italic"/>
    </style:style>
    <style:style style:name="P3" style:family="paragraph" style:parent-style-name="Text_20_body">
      <style:text-properties officeooo:rsid="001a9148" officeooo:paragraph-rsid="001a9148"/>
    </style:style>
    <style:style style:name="P4" style:family="paragraph" style:parent-style-name="Title">
      <style:text-properties officeooo:rsid="000f8af1" officeooo:paragraph-rsid="000f8af1"/>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able_20_Contents">
      <style:text-properties style:font-name="Lato1" style:font-size-asian="10.5pt"/>
    </style:style>
    <style:style style:name="P7" style:family="paragraph" style:parent-style-name="Table_20_Contents">
      <style:text-properties style:font-name="Lato1" officeooo:rsid="001a9148" officeooo:paragraph-rsid="001a9148" style:font-size-asian="10.5pt"/>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text-properties officeooo:paragraph-rsid="000f8af1"/>
    </style:style>
    <style:style style:name="P11" style:family="paragraph" style:parent-style-name="Text_20_body" style:list-style-name="L2">
      <style:text-properties officeooo:paragraph-rsid="0012e756"/>
    </style:style>
    <style:style style:name="P12" style:family="paragraph" style:parent-style-name="Text_20_body" style:list-style-name="L2">
      <style:text-properties officeooo:rsid="0022f0c7" officeooo:paragraph-rsid="000f8af1"/>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6">
      <style:text-properties officeooo:paragraph-rsid="0012e756"/>
    </style:style>
    <style:style style:name="P18" style:family="paragraph" style:parent-style-name="Text_20_body" style:list-style-name="L7">
      <style:text-properties officeooo:paragraph-rsid="001a9148"/>
    </style:style>
    <style:style style:name="P19" style:family="paragraph" style:parent-style-name="Text_20_body">
      <style:text-properties fo:font-weight="bold" officeooo:rsid="001a9148" officeooo:paragraph-rsid="001a9148" style:font-weight-asian="bold" style:font-weight-complex="bold"/>
    </style:style>
    <style:style style:name="P20" style:family="paragraph" style:parent-style-name="Title">
      <style:text-properties officeooo:rsid="001a9148"/>
    </style:style>
    <style:style style:name="T1" style:family="text">
      <style:text-properties officeooo:rsid="000ef2c7"/>
    </style:style>
    <style:style style:name="T2" style:family="text">
      <style:text-properties officeooo:rsid="0019c026"/>
    </style:style>
    <style:style style:name="T3" style:family="text">
      <style:text-properties officeooo:rsid="00168382"/>
    </style:style>
    <style:style style:name="T4" style:family="text">
      <style:text-properties style:font-name="Lato"/>
    </style:style>
    <style:style style:name="T5" style:family="text">
      <style:text-properties style:font-name="Lato" officeooo:rsid="0014ba56"/>
    </style:style>
    <style:style style:name="T6" style:family="text">
      <style:text-properties style:font-name="Lato" officeooo:rsid="001e10ff"/>
    </style:style>
    <style:style style:name="T7" style:family="text">
      <style:text-properties officeooo:rsid="0015e9fa"/>
    </style:style>
    <style:style style:name="T8" style:family="text">
      <style:text-properties officeooo:rsid="001983b9"/>
    </style:style>
    <style:style style:name="T9" style:family="text">
      <style:text-properties officeooo:rsid="0014ba56"/>
    </style:style>
    <style:style style:name="T10" style:family="text">
      <style:text-properties officeooo:rsid="00147dcd"/>
    </style:style>
    <style:style style:name="T11" style:family="text">
      <style:text-properties officeooo:rsid="0018bdab"/>
    </style:style>
    <style:style style:name="T12" style:family="text">
      <style:text-properties officeooo:rsid="000f8af1"/>
    </style:style>
    <style:style style:name="T13" style:family="text">
      <style:text-properties fo:font-style="normal" style:font-style-asian="normal" style:font-style-complex="normal"/>
    </style:style>
    <style:style style:name="T14" style:family="text">
      <style:text-properties fo:font-style="normal" officeooo:rsid="0010113b" style:font-style-asian="normal" style:font-style-complex="normal"/>
    </style:style>
    <style:style style:name="T15" style:family="text">
      <style:text-properties officeooo:rsid="0010113b"/>
    </style:style>
    <style:style style:name="T16" style:family="text">
      <style:text-properties officeooo:rsid="0011bf3a"/>
    </style:style>
    <style:style style:name="T17" style:family="text">
      <style:text-properties officeooo:rsid="0012e756"/>
    </style:style>
    <style:style style:name="T18" style:family="text">
      <style:text-properties officeooo:rsid="0013a94c"/>
    </style:style>
    <style:style style:name="T19" style:family="text">
      <style:text-properties officeooo:rsid="00170e8f"/>
    </style:style>
    <style:style style:name="T20" style:family="text">
      <style:text-properties officeooo:rsid="0018a291"/>
    </style:style>
    <style:style style:name="T21" style:family="text">
      <style:text-properties officeooo:rsid="001de2e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eifunk Bingen“ - Satzung <text:span text:style-name="T19">des Vereins</text:span></text:p>
      <text:p text:style-name="P1">Stand vom <text:s/><text:date style:data-style-name="N37" text:date-value="2015-08-19T11:19:42.612957386" text:fixed="true">19.08.15</text:da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text:a xlink:type="simple" xlink:href="#__RefHeading___Toc437_188939905" text:style-name="Index_20_Link" text:visited-style-name="Index_20_Link">§1 Name und Sitz des Vereins<text:tab/>1</text:a></text:p>
          <text:p text:style-name="P5"><text:a xlink:type="simple" xlink:href="#__RefHeading___Toc326_1841127813" text:style-name="Index_20_Link" text:visited-style-name="Index_20_Link">§2 Zweck des Vereins, Gemeinnützigkeit, Auflösung und Vermögen<text:tab/>1</text:a></text:p>
          <text:p text:style-name="P5"><text:a xlink:type="simple" xlink:href="#__RefHeading___Toc439_188939905" text:style-name="Index_20_Link" text:visited-style-name="Index_20_Link">§3 Mitgliedschaft<text:tab/>2</text:a></text:p>
          <text:p text:style-name="P5"><text:a xlink:type="simple" xlink:href="#__RefHeading___Toc330_1841127813" text:style-name="Index_20_Link" text:visited-style-name="Index_20_Link">§4 Organe des Vereins<text:tab/>3</text:a></text:p>
          <text:p text:style-name="P5"><text:a xlink:type="simple" xlink:href="#__RefHeading___Toc332_1841127813" text:style-name="Index_20_Link" text:visited-style-name="Index_20_Link">§5 Die Mitgliederversammlung<text:tab/>3</text:a></text:p>
          <text:p text:style-name="P5"><text:a xlink:type="simple" xlink:href="#__RefHeading___Toc334_1841127813" text:style-name="Index_20_Link" text:visited-style-name="Index_20_Link">§6 Der Vorstand<text:tab/>4</text:a></text:p>
          <text:p text:style-name="P5"><text:a xlink:type="simple" xlink:href="#__RefHeading___Toc336_1841127813" text:style-name="Index_20_Link" text:visited-style-name="Index_20_Link">§7 Schlussbestimmung<text:tab/>5</text:a></text:p>
        </text:index-body>
      </text:table-of-content>
      <text:p text:style-name="P2"/>
      <text:h text:style-name="Heading_20_1" text:outline-level="1"><text:bookmark-start text:name="__RefHeading___Toc437_188939905"/>§1 Name und Sitz des Vereins<text:bookmark-end text:name="__RefHeading___Toc437_188939905"/></text:h>
      <text:list xml:id="list963753781577606808" text:style-name="L1">
        <text:list-item>
          <text:p text:style-name="P8">Der Verein führt den Namen „Freifunk <text:span text:style-name="T1">Bingen</text:span>“ (im folgenden Verein genannt). </text:p>
        </text:list-item>
        <text:list-item>
          <text:p text:style-name="P8">Der Sitz des Vereins ist <text:span text:style-name="T1">Bingen am Rhein</text:span>. </text:p>
        </text:list-item>
        <text:list-item>
          <text:p text:style-name="P8">Der Verein ist in das Vereinsregister der Stadt <text:span text:style-name="T1">Bingen</text:span> einzutragen und trägt danach den <text:span text:style-name="T17">Zusatz „</text:span> e.V.“. </text:p>
        </text:list-item>
        <text:list-item>
          <text:p text:style-name="P8">Das Geschäftsjahr des Vereins ist das Kalenderjahr. </text:p>
        </text:list-item>
      </text:list>
      <text:h text:style-name="Heading_20_1" text:outline-level="1"><text:bookmark text:name=".C2.A72_Zweck_des_Vereins.2C_Gemeinn.C3.BCtzigkeit.2C_Aufl.C3.B6sung_und_Verm.C3.B6gen"/><text:bookmark-start text:name="__RefHeading___Toc326_1841127813"/>§2 Zweck des Vereins, Gemeinnützigkeit, Auflösung und Vermögen<text:bookmark-end text:name="__RefHeading___Toc326_1841127813"/></text:h>
      <text:list xml:id="list6912119057068700805" text:style-name="L2">
        <text:list-item>
          <text:p text:style-name="P9">Zweck des Vereins ist die Erforschung, Anwendung und Verbreitung freier Netzwerk<text:span text:style-name="T18">­</text:span>technologien sowie die Verbreitung und Vermittlung von Wissen über Funk und Netzwerktechnologien.</text:p>
        </text:list-item>
        <text:list-item>
          <text:p text:style-name="P12">Der Verein fördert durch die Verbreitung freier Netzwerktechnologien die gleich­berechtigtere Teilhabe aller Menschen unabhängig von Hautfarbe, ethnischer Her­kunft, Nationalität, Sprache, Geschlecht, Religion oder Weltanschauung, sexueller Orientierung oder Identität, Alter, einer Behinderung, körperlichen Merkmalen, Bildungsstand, sozialem Status.</text:p>
        </text:list-item>
        <text:list-item>
          <text:p text:style-name="P10">Weiterhin fördert der Verein ideell, materiell und/oder finanziell: </text:p>
          <text:list>
            <text:list-item>
              <text:p text:style-name="P9">die Schaffung experimenteller Kommunikations- und Infrastrukturen sowie Bürgerdatennetzen. </text:p>
            </text:list-item>
            <text:list-item>
              <text:p text:style-name="P9">Kulturelle, technologische und soziale Bildungs- und Forschungsobjekte </text:p>
            </text:list-item>
            <text:list-item>
              <text:p text:style-name="P9">die Veranstaltung <text:span text:style-name="T2">von </text:span>Kongresse<text:span text:style-name="T2">n</text:span>, Treffen und Konferenzen, sowie die Teilnahme der Mitglieder. </text:p>
            </text:list-item>
          </text:list>
        </text:list-item>
        <text:list-item>
          <text:p text:style-name="P9">Der Verein ist frei und unabhängig <text:span text:style-name="T3">und ist weder parteipolitisch, ideologisch oder </text:span><text:soft-page-break/><text:span text:style-name="T3">konfessionell gebunden.</text:span></text:p>
        </text:list-item>
        <text:list-item>
          <text:p text:style-name="P9"><text:span text:style-name="T3">Der Verein</text:span>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text:span text:style-name="T18">­</text:span>mäßig hohe Vergütungen begünstigt werden. Die Mitglieder erhalten keine Zu<text:span text:style-name="T18">­</text:span>wendungen aus den Mitteln des Vereins. </text:p>
        </text:list-item>
        <text:list-item>
          <text:p text:style-name="P9">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 </text:p>
        </text:list-item>
        <text:list-item>
          <text:p text:style-name="P9">Ausscheidende Mitglieder haben keinen Anspruch auf das Vereinsvermögen. </text:p>
        </text:list-item>
        <text:list-item>
          <text:p text:style-name="P11">Über die Auflösung des Vereines entscheidet eine Mitgliederversammlung, die eigens zu diesem Zweck einberufen wird. Die Auflösung gilt als beschlossen wenn <text:span text:style-name="T12">drei von vier der anwesenden Mitglieder</text:span> dafür stimmen. </text:p>
        </text:list-item>
      </text:list>
      <text:h text:style-name="Heading_20_1" text:outline-level="1"><text:bookmark text:name=".C2.A73_Mitgliedschaft"/><text:bookmark-start text:name="__RefHeading___Toc439_188939905"/>§3 Mitgliedschaft<text:bookmark-end text:name="__RefHeading___Toc439_188939905"/></text:h>
      <text:p text:style-name="Text_20_body">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list xml:id="list3088234432082430797" text:style-name="L3">
        <text:list-item>
          <text:p text:style-name="P13"><text:span text:style-name="T4">Der Aufnahmeantrag ist schriftlich, auch in elektronischer Form, an den Vorstand zu richten, der über die Aufnahme de</text:span><text:span text:style-name="T5">r</text:span><text:span text:style-name="T4">/</text:span><text:span text:style-name="T5">des</text:span><text:span text:style-name="T4"> Antragsteller</text:span><text:span text:style-name="T5">in/Antragstellers</text:span><text:span text:style-name="T4"> entscheidet. Das aufgenommene Mitglied erhält eine Kopie der Satzung. Die jeweils aktuelle Satzung wird darüber hinaus an geeigneter Stelle den Mitgliedern verfügbar gemacht.</text:span></text:p>
        </text:list-item>
        <text:list-item>
          <text:p text:style-name="P13">Alle Mitglieder haben das Recht, an der Mitgliederversammlung des Vereins teilzunehmen, Anträge zu stellen, und ihr Rede-, Wahl und Stimmrecht gemäß §3 (<text:span text:style-name="T7">3</text:span>) auszuüben. Juristische Personen üben ihre Rechte durch einen bevollmächtigten Vertreter aus, der dem Vorstand benannt sein muss. </text:p>
        </text:list-item>
        <text:list-item>
          <text:p text:style-name="P13"><text:span text:style-name="T18">Das </text:span>Stimmrecht, <text:span text:style-name="T18">sowie</text:span> <text:span text:style-name="T18">das aktive und passive Wahlrecht</text:span> besitzen <text:span text:style-name="T18">nur</text:span> Mitglieder, <text:span text:style-name="T18">die natürliche Personen sind</text:span>. </text:p>
        </text:list-item>
        <text:list-item>
          <text:p text:style-name="P13"><text:span text:style-name="T4">Jedes Mitglied hat einen Jahresbeitrag zu leisten, dessen Höhe und Fälligkeit </text:span><text:span text:style-name="T6">jedem Mitglied nach Selbsteinschätzung freigestellt ist. </text:span></text:p>
        </text:list-item>
        <text:list-item>
          <text:p text:style-name="P13">Die Mitgliedschaft endet durch Austritt, Ausschluss oder Tod. Der Austritt muss durch schriftliche Mitteilung an den Vorstand erklärt werden. Er wird mit Ende des <text:soft-page-break/>Geschäftsjahres wirksam und muss sechs Wochen vor dessen Ablauf mitgeteilt worden sein. Auf Wunsch des Mitglieds kann die Wirksamkeit auch mit sofortiger Wirkung eintreten.</text:p>
        </text:list-item>
        <text:list-item>
          <text:p text:style-name="P13">Der Ausschluss erfolgt durch den Vorstand <text:span text:style-name="T15">oder die Mitgliederversammlung</text:span>. D<text:span text:style-name="T15">ie</text:span>/<text:span text:style-name="T15">der</text:span> Ausgeschlossene kann innerhalb eines Monats nach Zugang <text:span text:style-name="T15">eines</text:span> Beschlusses <text:span text:style-name="T15">durch den Vorstand</text:span> Einspruch einlegen und die nächste Mitgliederversammlung anrufen. <text:span text:style-name="T15">Den Ausschluss eines Mitglieds oder dessen Widerruf kann die Mitglieder­versammlung </text:span>mit <text:span text:style-name="T15">zwei von drei Stimmen</text:span> der <text:span text:style-name="T13">anwesenden Mitglieder </text:span><text:span text:style-name="T14">beschliessen</text:span>. Vom Zeitpunkt des Einspruchs bis zur Entscheidung <text:span text:style-name="T18">der Mitglieder­versammlung</text:span> über den Ausschluss <text:span text:style-name="T15">ruht</text:span> die Mitgliedschaf<text:span text:style-name="T15">t</text:span>. </text:p>
        </text:list-item>
      </text:list>
      <text:h text:style-name="Heading_20_1" text:outline-level="1"><text:bookmark text:name=".C2.A74_Organe_des_Vereins"/><text:bookmark-start text:name="__RefHeading___Toc330_1841127813"/>§4 Organe des Vereins<text:bookmark-end text:name="__RefHeading___Toc330_1841127813"/></text:h>
      <text:list xml:id="list6811232476525426458" text:style-name="L4">
        <text:list-item>
          <text:p text:style-name="P14">Organe des Vereins sind die Mitgliederversammlung und der Vorstand. </text:p>
        </text:list-item>
      </text:list>
      <text:h text:style-name="Heading_20_1" text:outline-level="1"><text:bookmark text:name=".C2.A75_Die_Mitgliederversammlung"/><text:bookmark-start text:name="__RefHeading___Toc332_1841127813"/>§5 Die Mitgliederversammlung<text:bookmark-end text:name="__RefHeading___Toc332_1841127813"/></text:h>
      <text:list xml:id="list5845985732663485674" text:style-name="L5">
        <text:list-item>
          <text:p text:style-name="P15">Die ordentliche Mitgliederversammlung findet einmal jährlich statt. </text:p>
        </text:list-item>
        <text:list-item>
          <text:p text:style-name="P15">Der Vorstand hat eine außerordentliche Mitgliederversammlung unverzüglich und unter genauer Angabe von Gründen einzuberufen, wenn es das Interesse des Vereins erfordert oder wenn mindestens <text:s/><text:span text:style-name="T16">zwei von drei der</text:span> Mitglieder dies schriftlich unter Angabe des Zwecks und der Gründe vom Vorstand verlangen. </text:p>
        </text:list-item>
        <text:list-item>
          <text:p text:style-name="P15">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p>
        </text:list-item>
        <text:list-item>
          <text:p text:style-name="P15">Ein Antrag an die Mitgliederversammlung gilt als fristgemäß eingereicht, wenn er eine Woche vor Beginn der Mitgliederversammlung beim Vorstand eingegangen ist. </text:p>
        </text:list-item>
        <text:list-item>
          <text:p text:style-name="P15">Die Leitung der Versammlung hat ein Mitglied des Vorstands oder ein/<text:span text:style-name="T9">e</text:span> von der Mitgliederversammlung bestimmte/r Versammlungsleiter<text:span text:style-name="T9">In</text:span>. </text:p>
        </text:list-item>
        <text:list-item>
          <text:p text:style-name="P15">Die Beschlüsse der Mitgliederversammlung werden in einem Protokoll niedergelegt und mit den Unterschriften de<text:span text:style-name="T9">r/des</text:span> Versammlungsleiter<text:span text:style-name="T9">in</text:span>/<text:span text:style-name="T9">Veranstaltungsleiters</text:span> und de<text:span text:style-name="T9">r</text:span>/<text:span text:style-name="T9">des</text:span> Protokollführer<text:span text:style-name="T9">in</text:span>/<text:span text:style-name="T9">Protokollführers</text:span> beurkundet. <text:s/><text:span text:style-name="T8">Die Beschlüsse der Mitgliederversammlung sind auf der Webseite des Vereins zu veröffentlichen.</text:span></text:p>
        </text:list-item>
        <text:list-item>
          <text:p text:style-name="P15"><text:span text:style-name="T17">Beschlüsse</text:span> der Mitgliederversammlung werden mit einfacher Mehrheit der abgegebenen, gültigen Stimmen gefasst <text:s/>sofern die Satzung keine andere Regelung vorsieht.</text:p>
        </text:list-item>
        <text:list-item>
          <text:p text:style-name="P15">Der Mitgliederversammlung obliegen: </text:p>
          <text:list>
            <text:list-item>
              <text:p text:style-name="P15"><text:soft-page-break/>die Beschlussfassung über alle den Verein betreffenden Angelegenheiten von grundsätzlicher Bedeutung, </text:p>
            </text:list-item>
            <text:list-item>
              <text:p text:style-name="P15">die Entscheidung über fristgemäß eingebrachte Anträge, </text:p>
            </text:list-item>
            <text:list-item>
              <text:p text:style-name="P15">die Entgegennahme des Jahresberichtes des Vorstands, </text:p>
            </text:list-item>
            <text:list-item>
              <text:p text:style-name="P15">die Entlastung des Vorstands, </text:p>
            </text:list-item>
            <text:list-item>
              <text:p text:style-name="P15">die Festlegung eines Wahlverfahrens für die Vorstandswahl, </text:p>
            </text:list-item>
            <text:list-item>
              <text:p text:style-name="P15">die Wahl der Vorstandsmitglieder, </text:p>
            </text:list-item>
            <text:list-item>
              <text:p text:style-name="P15">die Beschlussfassung über Satzungsänderungen <text:span text:style-name="T8">mit der Mehrheit von zwei von drei aller anwesenden Mitglieder </text:span>(wobei eine Änderung des Zweckes des Vereins oder der diesbezüglichen Satzungsbestimmungen lediglich unter Beachtung der Vorschriften gemäß §2, Gemeinnützigkeit, möglich ist), </text:p>
            </text:list-item>
            <text:list-item>
              <text:p text:style-name="P15">die Festsetzung der Mitgliedsbeiträge, </text:p>
            </text:list-item>
            <text:list-item>
              <text:p text:style-name="P15">die Auflösung des Vereins gemäß § 2, Ziffer <text:span text:style-name="T21">6</text:span> und <text:span text:style-name="T21">8</text:span> dieser Satzung, </text:p>
            </text:list-item>
          </text:list>
        </text:list-item>
      </text:list>
      <text:h text:style-name="Heading_20_1" text:outline-level="1"><text:bookmark text:name=".C2.A76_Der_Vorstand"/><text:bookmark-start text:name="__RefHeading___Toc334_1841127813"/>§6 Der Vorstand<text:bookmark-end text:name="__RefHeading___Toc334_1841127813"/></text:h>
      <text:list xml:id="list4305515468552787823" text:style-name="L6">
        <text:list-item>
          <text:p text:style-name="P17">Der Vorstand des Vereins besteht aus mindestens drei <text:span text:style-name="T17">Personen</text:span>. </text:p>
        </text:list-item>
        <text:list-item>
          <text:p text:style-name="P16">Der/die <text:s/>Vorsitzende<text:span text:style-name="T10">n s</text:span>ind Vorstand im Sinne des § 26 des Bürgerlichen Gesetzbuches. Jede<text:span text:style-name="T17">R Vorsitzende</text:span> vertritt allein den Verein gerichtlich und außergerichtlich. Die Mitgliederversammlung kann weitere Vorstandsmitglieder bestimmen. Die Gesamtgröße des Vorstands ist vor der Wahl festzulegen und darf nicht durch zwei teilbar sein. </text:p>
        </text:list-item>
        <text:list-item>
          <text:p text:style-name="P16">Der Vorstand wird auf die Dauer von jeweils zwei Jahren gewählt. Nach Ablauf dieser Zeit bleibt er bis zur Wahl eines neues Vorstands kommissarisch im Amt. </text:p>
        </text:list-item>
        <text:list-item>
          <text:p text:style-name="P16">Scheidet ein Vorstandsmitglied während der Amtszeit aus, so haben die übrigen Vorstandsmitglieder eine Ergänzung herbeizuführen, die der Bestätigung durch die nächste Mitgliederversammlung bedarf. </text:p>
        </text:list-item>
        <text:list-item>
          <text:p text:style-name="P16">Dem Vorstand obliegen die laufende Geschäftsführung, die Ausführung der Beschlüsse der Mitgliederversammlung und die Verwaltung des Vereinsvermögens. Die Vorstandsmitglieder üben ihr Amt ehrenamtlich aus. </text:p>
        </text:list-item>
        <text:list-item>
          <text:p text:style-name="P16">Der Vorstand gibt sich eine Geschäftsordnung, die seine Verfahren und Aufgabenverteilung festlegt. <text:s/><text:span text:style-name="T9">Beschlüsse des Vorstands werden mit einfacher Mehrheit gefasst, soweit die Satzung nicht anderes regelt.</text:span></text:p>
        </text:list-item>
        <text:list-item>
          <text:p text:style-name="P16">Der Vorstand kann zur Unterstützung und Wahrnehmung seiner Aufgaben Vereinsmitglieder berufen, die entweder auf Dauer oder nur zur Erfüllung einer zeitlich begrenzten Tätigkeit Funktionen übernehmen. </text:p>
        </text:list-item>
        <text:list-item>
          <text:p text:style-name="P16"><text:soft-page-break/>Der Vorstand tagt mindestens einmal halbjährlich. Jedes Mitglied hat das Recht, an den Sitzungen des Vorstands teilzunehmen <text:span text:style-name="T19">Sitzungen des Vorstands sind durch Ankündigung auf der Webseite des Vereins zu veröffentlichen</text:span>. </text:p>
        </text:list-item>
        <text:list-item>
          <text:p text:style-name="P16">Alle Entscheidungen und Aktivitäten des Vorstands im Namen des Vereins sind <text:s/><text:span text:style-name="T11">zu dokumentieren und zeitnah </text:span>auf der Webseite des Vereins zu <text:span text:style-name="T11">veröffentlichen</text:span>. <text:span text:style-name="T11">Entscheidungen, deren Veröffentlichung <text:s/>juristische Gründe entgegen sprechen, können nur durch einstimmigen Beschluss aller Vorstandsmitglieder herbeigeführt werden.</text:span></text:p>
        </text:list-item>
      </text:list>
      <text:h text:style-name="Heading_20_1" text:outline-level="1"><text:bookmark text:name=".C2.A77_Schlussbestimmung"/><text:bookmark-start text:name="__RefHeading___Toc336_1841127813"/>§7 Schlussbestimmung<text:bookmark-end text:name="__RefHeading___Toc336_1841127813"/></text:h>
      <text:list xml:id="list7746671622241181589" text:style-name="L7">
        <text:list-item>
          <text:p text:style-name="P18">Der Vorstand ist befugt, redaktionelle Änderungen an dieser Satzung durchzuführen, sofern sie einer Auflage des Registergerichtes oder einer Behörde entsprechen müssen. <text:span text:style-name="T20">Entsprechende Änderungen werden durch den Vorstand einstimmig beschlossen.</text:span></text:p>
        </text:list-item>
      </text:list>
      <text:p text:style-name="P20">Gründungsbeschluss</text:p>
      <text:p text:style-name="P19">In der Gründungsversammlung am 19.8.2015 gründen den Verein „Freifunk Bingen“ <text:s/>und beschließen diese Satzung:</text:p>
      <table:table table:name="Tabelle1" table:style-name="Tabelle1">
        <table:table-column table:style-name="Tabelle1.A"/>
        <table:table-column table:style-name="Tabelle1.B"/>
        <table:table-row table:style-name="Tabelle1.1">
          <table:table-cell table:style-name="Tabelle1.A1" office:value-type="string">
            <text:p text:style-name="P7">Name</text:p>
          </table:table-cell>
          <table:table-cell table:style-name="Tabelle1.B1" office:value-type="string">
            <text:p text:style-name="P7">Unterschrift</text:p>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row table:style-name="Tabelle1.1">
          <table:table-cell table:style-name="Tabelle1.A2" office:value-type="string">
            <text:p text:style-name="P6"/>
          </table:table-cell>
          <table:table-cell table:style-name="Tabelle1.B2" office:value-type="string">
            <text:p text:style-name="P6"/>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o1" fo:font-family="Lat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style:page-number="auto"/>
      <style:text-properties style:font-name="Lato2" fo:font-family="Lato" style:font-style-name="Fett" style:font-pitch="variable"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Lato1" fo:font-family="Lato" style:font-style-name="Standard"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o2" fo:font-family="Lato" style:font-style-name="Fett"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ato1" fo:font-family="Lato" style:font-style-name="Standard"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3</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19T10:21:09.190900719</meta:creation-date>
    <dc:date>2015-08-19T17:31:21.083505409</dc:date>
    <dc:creator>Stefan Schürmann</dc:creator>
    <meta:editing-duration>PT1H3M9S</meta:editing-duration>
    <meta:editing-cycles>14</meta:editing-cycles>
    <meta:generator>LibreOffice/4.4.2.2$Linux_X86_64 LibreOffice_project/40m0$Build-2</meta:generator>
    <meta:document-statistic meta:table-count="1" meta:image-count="0" meta:object-count="0" meta:page-count="5" meta:paragraph-count="72" meta:word-count="1266" meta:character-count="9557" meta:non-whitespace-character-count="8364"/>
  </office:meta>
</office:document-meta>
</file>